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70e" officeooo:paragraph-rsid="0015870e"/>
    </style:style>
    <style:style style:name="P2" style:family="paragraph" style:parent-style-name="Title">
      <style:text-properties officeooo:rsid="0019b0cb" officeooo:paragraph-rsid="0019b0cb"/>
    </style:style>
    <style:style style:name="P3" style:family="paragraph" style:parent-style-name="Subtitle">
      <style:text-properties officeooo:rsid="0019b0cb" officeooo:paragraph-rsid="0019b0cb"/>
    </style:style>
    <style:style style:name="P4" style:family="paragraph" style:parent-style-name="Text_20_body">
      <style:paragraph-properties fo:break-before="page"/>
      <style:text-properties officeooo:rsid="0019b0cb" officeooo:paragraph-rsid="0019b0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Práctica 2 – Medición de Usabilidad</text:p>
      <text:p text:style-name="P3">Sobre “Pokemon Showdown”</text:p>
      <text:p text:style-name="P4">La app se llama “Pokemon Showdown”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none" officeooo:rsid="0015870e" officeooo:paragraph-rsid="0015870e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Francisco Crespo Martín<text:tab/><text:span text:style-name="MT1"><text:date style:data-style-name="N37" text:date-value="2024-09-23T20:42:56.336999796">23/09/24</text:date></text:span><text:tab/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20:06:56.581000000</meta:creation-date>
    <meta:editing-duration>PT15M10S</meta:editing-duration>
    <meta:editing-cycles>2</meta:editing-cycles>
    <meta:generator>LibreOffice/24.8.1.2$Windows_X86_64 LibreOffice_project/87fa9aec1a63e70835390b81c40bb8993f1d4ff6</meta:generator>
    <dc:date>2024-09-23T20:42:56.300000000</dc:date>
    <meta:document-statistic meta:table-count="0" meta:image-count="0" meta:object-count="0" meta:page-count="2" meta:paragraph-count="4" meta:word-count="21" meta:character-count="132" meta:non-whitespace-character-count="113"/>
  </office:meta>
</office:document-meta>
</file>